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4" table:default-cell-style-name="ce3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6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B2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B3];&quot;X&quot; )" office:value-type="float" office:value="8" calcext:value-type="float">
            <text:p>8</text:p>
          </table:table-cell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B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B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B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B7];&quot;X&quot; )"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B8];&quot;X&quot; )" office:value-type="float" office:value="11" calcext:value-type="float">
            <text:p>11</text:p>
          </table:table-cell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B9];&quot;X&quot; )"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B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B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B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B1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B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B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B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B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B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B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B2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B21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B22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B23];&quot;X&quot; )" office:value-type="float" office:value="10" calcext:value-type="float">
            <text:p>10</text:p>
          </table:table-cell>
          <table:table-cell table:number-columns-repeated="8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B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B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B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B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B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B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B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B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B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B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B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B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B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B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B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B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Update Query Returning</text:p>
          </table:table-cell>
          <table:table-cell table:formula="of:=COUNTIF([.E40:.AB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1:.AB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2:.AB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3:.AB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4:.AB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5:.AB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6:.AB46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7:.AB47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8:.AB48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49:.AB4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0:.AB50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1:.AB51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2:.AB5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3:.AB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4:.AB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5:.AB55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6:.AB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7:.AB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8:.AB5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59:.AB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0:.AB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1:.AB61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2:.AB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3:.AB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Update</text:p>
          </table:table-cell>
          <table:table-cell table:formula="of:=COUNTIF([.E64:.AB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5:.AB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6:.AB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7:.AB6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8:.AB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69:.AB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0:.AB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1:.AB7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2:.AB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3:.AB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4:.AB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5:.AB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6:.AB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7:.AB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8:.AB7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79:.AB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0:.AB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1:.AB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2:.AB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3:.AB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4:.AB8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5:.AB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6:.AB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7:.AB8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7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8:.AB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89:.AB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0:.AB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1:.AB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2:.AB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3:.AB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4:.AB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5:.AB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6:.AB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7:.AB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8:.AB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9:.AB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0:.AB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1:.AB101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2:.AB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3:.AB10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4:.AB10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04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5:.AB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6:.AB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7:.AB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8:.AB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9:.AB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0:.AB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1:.AB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2:.AB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3:.AB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4:.AB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5:.AB115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6:.AB116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B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B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B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B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B121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B12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B12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B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B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B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B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B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B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B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B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B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B133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B1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B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B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B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B1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B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B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B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B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B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B1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B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B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B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B148];&quot;X&quot; )" office:value-type="float" office:value="3" calcext:value-type="float">
            <text:p>3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B149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B150];&quot;X&quot; )" office:value-type="float" office:value="3" calcext:value-type="float">
            <text:p>3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B151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B152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B153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B154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B155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B156];&quot;X&quot; )" office:value-type="float" office:value="3" calcext:value-type="float">
            <text:p>3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B15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B158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B159];&quot;X&quot; 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B160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B1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B16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B16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B164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B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B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B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B168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B16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B17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B171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B172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B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B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B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B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B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B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B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B18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B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B182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B18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B18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B18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B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B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B18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B18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B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B19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B19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B19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B1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B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B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B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B19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B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B20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1:.AB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B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B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B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B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B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B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B20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B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B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B2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B2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t/Fetch</text:p>
          </table:table-cell>
          <table:table-cell table:formula="of:=COUNTIF([.E213:.AB2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B2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B2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B2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B21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B21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B2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B2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B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B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itng Personal Database</text:p>
          </table:table-cell>
          <table:table-cell table:formula="of:=COUNTIF([.E223:.AB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B22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B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B22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B22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B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B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B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1:37:54.948963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6-30T17:10:59.350115460</dc:date>
    <meta:editing-duration>PT8H2M33S</meta:editing-duration>
    <meta:editing-cycles>30</meta:editing-cycles>
    <meta:document-statistic meta:table-count="2" meta:cell-count="1003" meta:object-count="0"/>
  </office:meta>
</office:document-meta>
</file>